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6b77" officeooo:paragraph-rsid="0009c92c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f6b77" officeooo:paragraph-rsid="0009c92c" style:font-name-asian="Times New Roman" style:font-size-asian="12pt" style:font-weight-asian="normal" style:font-name-complex="Times New Roman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73cb4" officeooo:paragraph-rsid="0009c92c" style:font-name-asian="Times New Roman" style:font-size-asian="12pt" style:font-weight-asian="normal" style:font-name-complex="Times New Roman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4dd27" officeooo:paragraph-rsid="0009c92c" style:font-name-asian="Times New Roman" style:font-size-asian="12pt" style:font-weight-asian="normal" style:font-name-complex="Times New Roman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officeooo:rsid="000f6b77" officeooo:paragraph-rsid="0009c92c"/>
    </style:style>
    <style:style style:name="P6" style:family="paragraph" style:parent-style-name="Text_20_body">
      <style:text-properties officeooo:paragraph-rsid="0009c92c"/>
    </style:style>
    <style:style style:name="T1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2" style:family="text">
      <style:text-properties style:font-name="Times New Roman" fo:font-size="12pt" fo:font-weight="normal" officeooo:rsid="00b3759e" style:font-name-asian="Times New Roman" style:font-size-asian="12pt" style:font-weight-asian="normal" style:font-name-complex="Times New Roman" style:font-size-complex="12pt" style:font-weight-complex="normal"/>
    </style:style>
    <style:style style:name="T3" style:family="text">
      <style:text-properties style:font-name="Times New Roman" fo:font-size="12pt" fo:font-weight="normal" officeooo:rsid="00389bd7" style:font-name-asian="Times New Roman" style:font-size-asian="12pt" style:font-weight-asian="normal" style:font-name-complex="Times New Roman" style:font-size-complex="12pt" style:font-weight-complex="normal"/>
    </style:style>
    <style:style style:name="T4" style:family="text">
      <style:text-properties style:font-name="Times New Roman" fo:font-size="12pt" fo:font-weight="normal" officeooo:rsid="00891a3c" style:font-name-asian="Times New Roman" style:font-size-asian="12pt" style:font-weight-asian="normal" style:font-name-complex="Times New Roman" style:font-size-complex="12pt" style:font-weight-complex="normal"/>
    </style:style>
    <style:style style:name="T5" style:family="text">
      <style:text-properties style:font-name="Times New Roman" fo:font-size="12pt" fo:font-weight="normal" officeooo:rsid="005a1d80" style:font-name-asian="Times New Roman" style:font-size-asian="12pt" style:font-weight-asian="normal" style:font-name-complex="Times New Roman" style:font-size-complex="12pt" style:font-weight-complex="normal"/>
    </style:style>
    <style:style style:name="T6" style:family="text">
      <style:text-properties style:font-name="Times New Roman" fo:font-size="12pt" fo:font-weight="normal" officeooo:rsid="003a296f" style:font-name-asian="Times New Roman" style:font-size-asian="12pt" style:font-weight-asian="normal" style:font-name-complex="Times New Roman" style:font-size-complex="12pt" style:font-weight-complex="normal"/>
    </style:style>
    <style:style style:name="T7" style:family="text">
      <style:text-properties style:font-name="Times New Roman" fo:font-size="12pt" fo:font-weight="normal" officeooo:rsid="002b7fe2" style:font-name-asian="Times New Roman" style:font-size-asian="12pt" style:font-weight-asian="normal" style:font-name-complex="Times New Roman" style:font-size-complex="12pt" style:font-weight-complex="normal"/>
    </style:style>
    <style:style style:name="T8" style:family="text">
      <style:text-properties style:font-name="Times New Roman" fo:font-size="12pt" fo:font-weight="normal" officeooo:rsid="008bb3d2" style:font-name-asian="Times New Roman" style:font-size-asian="12pt" style:font-weight-asian="normal" style:font-name-complex="Times New Roman" style:font-size-complex="12pt" style:font-weight-complex="normal"/>
    </style:style>
    <style:style style:name="T9" style:family="text">
      <style:text-properties style:font-name="Times New Roman" fo:font-size="12pt" fo:font-weight="normal" officeooo:rsid="002a67c0" style:font-name-asian="Times New Roman" style:font-size-asian="12pt" style:font-weight-asian="normal" style:font-name-complex="Times New Roman" style:font-size-complex="12pt" style:font-weight-complex="normal"/>
    </style:style>
    <style:style style:name="T10" style:family="text">
      <style:text-properties style:font-name="Times New Roman" fo:font-size="12pt" fo:font-weight="normal" officeooo:rsid="002a7770" style:font-name-asian="Times New Roman" style:font-size-asian="12pt" style:font-weight-asian="normal" style:font-name-complex="Times New Roman" style:font-size-complex="12pt" style:font-weight-complex="normal"/>
    </style:style>
    <style:style style:name="T11" style:family="text">
      <style:text-properties style:font-name="Times New Roman" fo:font-size="12pt" fo:font-weight="normal" officeooo:rsid="00417ade" style:font-name-asian="Times New Roman" style:font-size-asian="12pt" style:font-weight-asian="normal" style:font-name-complex="Times New Roman" style:font-size-complex="12pt" style:font-weight-complex="normal"/>
    </style:style>
    <style:style style:name="T12" style:family="text">
      <style:text-properties style:font-name="Times New Roman" fo:font-size="12pt" fo:font-weight="normal" officeooo:rsid="0009dff2" style:font-name-asian="Times New Roman" style:font-size-asian="12pt" style:font-weight-asian="normal" style:font-name-complex="Times New Roman" style:font-size-complex="12pt" style:font-weight-complex="normal"/>
    </style:style>
    <style:style style:name="T13" style:family="text">
      <style:text-properties style:font-name="Times New Roman" fo:font-size="12pt" fo:font-weight="normal" fo:background-color="#ffff00" loext:char-shading-value="0" style:font-name-asian="Times New Roman" style:font-size-asian="12pt" style:font-weight-asian="normal" style:font-name-complex="Times New Roman" style:font-size-complex="12pt" style:font-weight-complex="normal"/>
    </style:style>
    <style:style style:name="T14" style:family="text">
      <style:text-properties style:font-name="Times New Roman" fo:font-size="12pt" fo:font-weight="normal" officeooo:rsid="00b3759e" fo:background-color="#ffff00" loext:char-shading-value="0" style:font-name-asian="Times New Roman" style:font-size-asian="12pt" style:font-weight-asian="normal" style:font-name-complex="Times New Roman" style:font-size-complex="12pt" style:font-weight-complex="normal"/>
    </style:style>
    <style:style style:name="T15" style:family="text">
      <style:text-properties fo:color="#c9211e" loext:opacity="100%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6" style:family="text">
      <style:text-properties fo:color="#c9211e" loext:opacity="100%" style:font-name="Times New Roman" fo:font-size="12pt" fo:font-weight="normal" officeooo:rsid="0014dd27" style:font-name-asian="Times New Roman" style:font-size-asian="12pt" style:font-weight-asian="normal" style:font-name-complex="Times New Roman" style:font-size-complex="12pt" style:font-weight-complex="normal"/>
    </style:style>
    <style:style style:name="T17" style:family="text">
      <style:text-properties fo:color="#c9211e" loext:opacity="100%" style:font-name="Times New Roman" fo:font-size="12pt" fo:font-weight="normal" officeooo:rsid="0009dff2" style:font-name-asian="Times New Roman" style:font-size-asian="12pt" style:font-weight-asian="normal" style:font-name-complex="Times New Roman" style:font-size-complex="12pt" style:font-weight-complex="normal"/>
    </style:style>
    <style:style style:name="T18" style:family="text">
      <style:text-properties fo:color="#c9211e" loext:opacity="100%" style:font-name="Times New Roman" fo:font-size="12pt" fo:font-weight="normal" fo:background-color="#ffff00" loext:char-shading-value="0" style:font-name-asian="Times New Roman" style:font-size-asian="12pt" style:font-weight-asian="normal" style:font-name-complex="Times New Roman" style:font-size-complex="12pt" style:font-weight-complex="normal"/>
    </style:style>
    <style:style style:name="T19" style:family="text">
      <style:text-properties fo:color="#c9211e" loext:opacity="100%" style:font-name="Times New Roman" fo:font-size="12pt" fo:font-weight="normal" officeooo:rsid="0060f63b" fo:background-color="#ffff00" loext:char-shading-value="0" style:font-name-asian="Times New Roman" style:font-size-asian="12pt" style:font-weight-asian="normal" style:font-name-complex="Times New Roman" style:font-size-complex="12pt" style:font-weight-complex="normal"/>
    </style:style>
    <style:style style:name="T20" style:family="text">
      <style:text-properties fo:color="#c9211e" loext:opacity="100%" style:font-name="Times New Roman" fo:font-size="12pt" fo:font-weight="normal" officeooo:rsid="006225fa" fo:background-color="#ffff00" loext:char-shading-value="0" style:font-name-asian="Times New Roman" style:font-size-asian="12pt" style:font-weight-asian="normal" style:font-name-complex="Times New Roman" style:font-size-complex="12pt" style:font-weight-complex="normal"/>
    </style:style>
    <style:style style:name="T21" style:family="text">
      <style:text-properties fo:color="#c9211e" loext:opacity="100%" style:font-name="Times New Roman" fo:font-size="12pt" fo:font-weight="normal" officeooo:rsid="00431591" fo:background-color="#ffff00" loext:char-shading-value="0" style:font-name-asian="Times New Roman" style:font-size-asian="12pt" style:font-weight-asian="normal" style:font-name-complex="Times New Roman" style:font-size-complex="12pt" style:font-weight-complex="normal"/>
    </style:style>
    <style:style style:name="T22" style:family="text">
      <style:text-properties fo:color="#c9211e" loext:opacity="100%" style:font-name="Times New Roman" fo:font-size="12pt" fo:font-weight="normal" officeooo:rsid="0009dff2" fo:background-color="#ffff00" loext:char-shading-value="0" style:font-name-asian="Times New Roman" style:font-size-asian="12pt" style:font-weight-asian="normal" style:font-name-complex="Times New Roman" style:font-size-complex="12pt" style:font-weight-complex="normal"/>
    </style:style>
    <style:style style:name="T23" style:family="text">
      <style:text-properties fo:color="#c9211e" loext:opacity="100%" style:font-name="Times New Roman" fo:font-size="12pt" fo:font-weight="normal" officeooo:rsid="0009dff2" fo:background-color="#ffff00" loext:char-shading-value="0" style:font-name-asian="Times New Roman" style:font-size-asian="12pt" style:font-weight-asian="normal" style:font-name-complex="Times New Roman" style:font-size-complex="12pt" style:font-weight-complex="normal"/>
    </style:style>
    <style:style style:name="T24" style:family="text">
      <style:text-properties fo:color="#c9211e" loext:opacity="100%" style:font-name="Times New Roman" fo:font-size="12pt" fo:font-weight="normal" fo:background-color="#ffff00" loext:char-shading-value="0" style:font-name-asian="Times New Roman" style:font-size-asian="12pt" style:font-weight-asian="normal" style:font-name-complex="Times New Roman" style:font-size-complex="12pt" style:font-weight-complex="normal"/>
    </style:style>
    <style:style style:name="T25" style:family="text">
      <style:text-properties fo:color="#ff0000" loext:opacity="100%" style:font-name="Times New Roman" fo:font-size="12pt" fo:font-weight="normal" officeooo:rsid="00b3759e" fo:background-color="#ffff00" loext:char-shading-value="0" style:font-name-asian="Times New Roman" style:font-size-asian="12pt" style:font-weight-asian="normal" style:font-name-complex="Times New Roman" style:font-size-complex="12pt" style:font-weight-complex="normal"/>
    </style:style>
    <style:style style:name="T26" style:family="text">
      <style:text-properties fo:color="#ff0000" loext:opacity="100%" style:font-name="Times New Roman" fo:font-size="12pt" fo:font-weight="normal" officeooo:rsid="002a67c0" fo:background-color="#ffff00" loext:char-shading-value="0" style:font-name-asian="Times New Roman" style:font-size-asian="12pt" style:font-weight-asian="normal" style:font-name-complex="Times New Roman" style:font-size-complex="12pt" style:font-weight-complex="normal"/>
    </style:style>
    <style:style style:name="T27" style:family="text">
      <style:text-properties fo:color="#ff0000" loext:opacity="100%" style:font-name="Times New Roman" fo:font-size="12pt" fo:font-weight="normal" officeooo:rsid="002b7fe2" fo:background-color="#ffff00" loext:char-shading-value="0" style:font-name-asian="Times New Roman" style:font-size-asian="12pt" style:font-weight-asian="normal" style:font-name-complex="Times New Roman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line-break/>Índice </text:span><text:span text:style-name="T12">de contenidos</text:span></text:p>
      <text:p text:style-name="P2"/>
      <text:p text:style-name="P5"><text:span text:style-name="Strong_20_Emphasis"><text:span text:style-name="T12">P</text:span></text:span><text:span text:style-name="T1">ortada, contraportada, créditos<text:line-break/>Dedicatoria<text:line-break/>Agradecimientos técnicos y científicos<text:line-break/></text:span><text:span text:style-name="T12">R</text:span><text:span text:style-name="T15">esumen científico en </text:span><text:span text:style-name="T16">inglés y otros idiomas</text:span><text:span text:style-name="T15"><text:line-break/>Índice</text:span><text:span text:style-name="T16">s</text:span><text:span text:style-name="T15"> de tablas, figuras, jurisprudencia, código fuente (r y pseudocódigo), y abreviaturas</text:span></text:p>
      <text:p text:style-name="P6"><text:span text:style-name="Strong_20_Emphasis"><text:span text:style-name="T1">1. Marco general y delimitación de la investigación</text:span></text:span><text:span text:style-name="T1"><text:line-break/>1.1 </text:span><text:span text:style-name="T12">I</text:span><text:span text:style-name="T1">ntroducción general: planteamiento científico y urgencia estructural<text:line-break/>1.2 </text:span><text:span text:style-name="T12">C</text:span><text:span text:style-name="T1">ontexto español: institucionalización de la violencia y normalización de la tortura<text:line-break/>1.3 </text:span><text:span text:style-name="T12">J</text:span><text:span text:style-name="T1">ustificación académica, científica y legal<text:line-break/>1.4 </text:span><text:span text:style-name="T12">O</text:span><text:span text:style-name="T1">bjetivos y preguntas de investigación<text:line-break/>1.5 </text:span><text:span text:style-name="T12">H</text:span><text:span text:style-name="T1">ipótesis operativas y marco ético</text:span><text:span text:style-name="T13">, </text:span><text:span text:style-name="T14">contexto émico</text:span><text:span text:style-name="T1"><text:line-break/>1.6 </text:span><text:span text:style-name="T12">D</text:span><text:span text:style-name="T1">elimitación legal, penal y constitucional<text:line-break/>1.7 </text:span><text:span text:style-name="T12">R</text:span><text:span text:style-name="T1">evisión bibliográfica y marco teórico: coerción, silencio y epistemologías del d</text:span><text:span text:style-name="T2">olor</text:span><text:span text:style-name="T1"><text:line-break/>1.8 </text:span><text:span text:style-name="T12">B</text:span><text:span text:style-name="T1">ase científica del análisis xxxiano aplicado a violencia estructural</text:span></text:p>
      <text:p text:style-name="P6"><text:span text:style-name="Strong_20_Emphasis"><text:span text:style-name="T1">2. Metodología y arquitectura analítica</text:span></text:span><text:span text:style-name="T1"><text:line-break/>2.1 </text:span><text:span text:style-name="T12">D</text:span><text:span text:style-name="T1">iseño metodológico mixto y multiescalar<text:line-break/>2.2 </text:span><text:span text:style-name="T12">E</text:span><text:span text:style-name="T1">tnografía científica en condiciones de coacción<text:line-break/>2.3 </text:span><text:span text:style-name="T12">E</text:span><text:span text:style-name="T1">ncuestas, entrevistas y codificación estructural<text:line-break/>2.4 </text:span><text:span text:style-name="T12">O</text:span><text:span text:style-name="T1">bservación participante en entornos clínicos, académicos y políticos<text:line-break/></text:span><text:span text:style-name="T24">2.5 </text:span><text:span text:style-name="T23">C</text:span><text:span text:style-name="T24">alidación xxx experiment.com and eu beacon xxx de inferencias y trayectorias de daño</text:span><text:span text:style-name="T1"><text:line-break/>2.6 </text:span><text:span text:style-name="T12">P</text:span><text:span text:style-name="T1">ublicaciones científicas vinculadas como respaldo técnico</text:span></text:p>
      <text:p text:style-name="P6"><text:span text:style-name="Strong_20_Emphasis"><text:span text:style-name="T1">3. Trabajo de campo y documentación vital</text:span></text:span><text:span text:style-name="T1"><text:line-break/>3.1 </text:span><text:span text:style-name="T12">T</text:span><text:span text:style-name="T1">rayectoria vital y académica en contexto de violencia estructural<text:line-break/>3.2 </text:span><text:span text:style-name="T12">D</text:span><text:span text:style-name="T1">ocumentación científica en entornos de riesgo institucional<text:line-break/>3.3 </text:span><text:span text:style-name="T12">M</text:span><text:span text:style-name="T1">isiones académicas internacionales y observación transnacional<text:line-break/>3.4 </text:span><text:span text:style-name="T12">C</text:span><text:span text:style-name="T1">oordinación de redes científicas y resistencia profesional<text:line-break/>3.5 </text:span><text:span text:style-name="T12">D</text:span><text:span text:style-name="T3">enuncia</text:span><text:span text:style-name="T1"> de </text:span><text:span text:style-name="T3">la violencia</text:span><text:span text:style-name="T1"> y </text:span><text:span text:style-name="T4">daños, </text:span><text:span text:style-name="T1">producción de evidencia científica </text:span><text:span text:style-name="T5">médico-</text:span><text:span text:style-name="T1">legal<text:line-break/>3.6 </text:span><text:span text:style-name="T12">P</text:span><text:span text:style-name="T1">rácticas </text:span><text:span text:style-name="T4">habituales</text:span><text:span text:style-name="T1">, </text:span><text:span text:style-name="T4">acciones y </text:span><text:span text:style-name="T1">omisiones, legitimación del daño</text:span></text:p>
      <text:p text:style-name="P6"><text:span text:style-name="Strong_20_Emphasis"><text:span text:style-name="T1">4. Resultados, análisis jurídico y clínico</text:span></text:span><text:span text:style-name="T1"><text:line-break/>4.1 </text:span><text:span text:style-name="T12">R</text:span><text:span text:style-name="T1">esultados de las encuestas </text:span><text:span text:style-name="T2">l</text:span><text:span text:style-name="T25">ack of </text:span><text:span text:style-name="T26">nootropics, </text:span><text:span text:style-name="T25">prevention, other topics not covered</text:span><text:span text:style-name="T26">, </text:span><text:span text:style-name="T25">social conditions, life ones, family abusers and otherwise, violence as normalized as harm is while alleging -not even- healing, so-called care. How easy doctors give up health itself, both their mental and bodily one, to bare minimums of barely operating. Not functioning.</text:span><text:span text:style-name="T1"><text:line-break/>4.2 </text:span><text:span text:style-name="T12">A</text:span><text:span text:style-name="T1">nálisis médico de los tratamientos coercitivos<text:line-break/>4.3 </text:span><text:span text:style-name="T12">R</text:span><text:span text:style-name="T1">esponsabilidad penal, administrativa y profesional<text:line-break/>4.</text:span><text:span text:style-name="T6">4</text:span><text:span text:style-name="T1"> </text:span><text:span text:style-name="T12">M</text:span><text:span text:style-name="T6">altrato y trato sin</text:span><text:span text:style-name="T1"> consentimiento, medicalización punitiva<text:line-break/>4.</text:span><text:span text:style-name="T6">5</text:span><text:span text:style-name="T1"> </text:span><text:span text:style-name="T12">D</text:span><text:span text:style-name="T1">iscusión: validez científica, médica y jurídica de </text:span><text:span text:style-name="T6">los resultados</text:span></text:p>
      <text:p text:style-name="P6"><text:span text:style-name="Strong_20_Emphasis"><text:span text:style-name="T1">5. Reparación, propuestas estructurales y derechos humanos</text:span></text:span><text:span text:style-name="T1"><text:line-break/>5.1 </text:span><text:span text:style-name="T12">R</text:span><text:span text:style-name="T1">eformulación del sistema de salud mental<text:line-break/>5.2 Árbol de decisión para reparación integral estructural<text:line-break/>5.3 </text:span><text:span text:style-name="T12">N</text:span><text:span text:style-name="T1">uevos estándares éticos, clínicos y legales<text:line-break/></text:span><text:soft-page-break/><text:span text:style-name="T1">5.4 </text:span><text:span text:style-name="T12">V</text:span><text:span text:style-name="T1">alidación del saber producido bajo coacción<text:line-break/>5.5 </text:span><text:span text:style-name="T12">C</text:span><text:span text:style-name="T1">iencia pública al servicio de la verdad</text:span></text:p>
      <text:p text:style-name="P6"><text:span text:style-name="Strong_20_Emphasis"><text:span text:style-name="T1">6. Una salud y sistemas de dominación</text:span></text:span><text:span text:style-name="T1"><text:line-break/>6.1 </text:span><text:span text:style-name="T12">P</text:span><text:span text:style-name="T1">rácticas paralelas: tratamiento animal y humano en sistemas cerrados<text:line-break/>6.2 </text:span><text:span text:style-name="T12">S</text:span><text:span text:style-name="T1">ustancias psico</text:span><text:span text:style-name="T7">activas en el entorno actual,</text:span><text:span text:style-name="T1"> y sus efectos </text:span><text:span text:style-name="T27">ganado, animales de compañía, alimentación, fuentes de agua, drogas de una y otra clase.</text:span><text:span text:style-name="T1"><text:line-break/>6.3 </text:span><text:span text:style-name="T12">G</text:span><text:span text:style-name="T1">enética, patología forzada y medicalización racista<text:line-break/>6.4 </text:span><text:span text:style-name="T12">I</text:span><text:span text:style-name="T1">mpactos fisiológicos del encierro y alternativas regenerativas<text:line-break/>6.5 </text:span><text:span text:style-name="T12">P</text:span><text:span text:style-name="T1">olución, corrupción y deterioro médico-sanitario<text:line-break/>6.6 Ética, ecosistemas y salud planetaria <text:line-break/>6.7 </text:span><text:span text:style-name="T12">L</text:span><text:span text:style-name="T8">a c</text:span><text:span text:style-name="T1">ultura de </text:span><text:span text:style-name="T8">la muerte</text:span><text:span text:style-name="T1"> </text:span><text:span text:style-name="T8">versus</text:span><text:span text:style-name="T1"> </text:span><text:span text:style-name="T8">la </text:span><text:span text:style-name="T1">cultura de la vida </text:span><text:span text:style-name="T19">añade /better/ , <text:s/>/thesis/ , transcultural y transhuman perfectabilista honesta </text:span><text:span text:style-name="T20">desde esta tradición médica</text:span><text:span text:style-name="T19"> <text:s/></text:span><text:span text:style-name="T1"><text:line-break/>6.8 </text:span><text:span text:style-name="T12">P</text:span><text:span text:style-name="T1">ropuesta global beacon y sistemas expertos para infancias<text:line-break/>6.9 </text:span><text:span text:style-name="T12">T</text:span><text:span text:style-name="T1">ransición hacia sistemas de salud no violentos e interdependientes<text:line-break/>6.10 </text:span><text:span text:style-name="T12">D</text:span><text:span text:style-name="T1">eclaración de urgencia científica y moral</text:span></text:p>
      <text:p text:style-name="P6"><text:span text:style-name="Strong_20_Emphasis"><text:span text:style-name="T1">7. Educación, </text:span></text:span><text:span text:style-name="Strong_20_Emphasis"><text:span text:style-name="T9">aprendizaje y mejora contínua</text:span></text:span><text:span text:style-name="T1"><text:line-break/>7.1 </text:span><text:span text:style-name="T12">D</text:span><text:span text:style-name="T1">estrucción sistemática del conocimiento y regresión institucional<text:line-break/>7.2 </text:span><text:span text:style-name="T12">C</text:span><text:span text:style-name="T1">ultura de la ignorancia inducida: hambre y privación planificada <text:line-break/>7.3 </text:span><text:span text:style-name="T12">C</text:span><text:span text:style-name="T1">ontinuidad civilizatoria mediante educación restaurativa<text:line-break/>7.4 </text:span><text:span text:style-name="T12">R</text:span><text:span text:style-name="T1">ed beacon y despliegue operativo de una salud en educación y tecnología<text:line-break/>7.5 </text:span><text:span text:style-name="T12">A</text:span><text:span text:style-name="T1">plicación prospectiva: </text:span><text:span text:style-name="T10">medicina espacial</text:span><text:span text:style-name="T1"> y </text:span><text:span text:style-name="T10">en </text:span><text:span text:style-name="T1">entornos extremos<text:line-break/>7.6 </text:span><text:span text:style-name="T12">I</text:span><text:span text:style-name="T1">ngeniería del presente: planificación </text:span><text:span text:style-name="T10">civilizatoria </text:span><text:span text:style-name="T1">táctic</text:span><text:span text:style-name="T11">osestratégica</text:span><text:span text:style-name="T1"> </text:span><text:span text:style-name="T21">dogón.</text:span></text:p>
      <text:p text:style-name="P6"><text:span text:style-name="Strong_20_Emphasis"><text:span text:style-name="T1">8. Conclusiones generales, </text:span></text:span><text:span text:style-name="Strong_20_Emphasis"><text:span text:style-name="T13">síntesis </text:span></text:span><text:span text:style-name="Strong_20_Emphasis"><text:span text:style-name="T1">y siguientes pasos</text:span></text:span><text:span text:style-name="T1"><text:line-break/>8.1 </text:span><text:span text:style-name="T12">C</text:span><text:span text:style-name="T1">onclusión científica general <text:line-break/>8.2 </text:span><text:span text:style-name="T12">C</text:span><text:span text:style-name="T1">onfirmación de hipótesis y evaluación de objetivos <text:line-break/>8.3 </text:span><text:span text:style-name="T12">S</text:span><text:span text:style-name="T1">íntesis de resultados por bloques temáticos <text:line-break/>8.4 </text:span><text:span text:style-name="T12">R</text:span><text:span text:style-name="T1">ecomendaciones para reforma legal y rediseño institucional<text:line-break/>8.5 </text:span><text:span text:style-name="T12">A</text:span><text:span text:style-name="T1">genda científica y operativa a corto y medio plazo<text:line-break/>8.6 </text:span><text:span text:style-name="T12">D</text:span><text:span text:style-name="T1">eclaración de urgencia para la acción coordinada</text:span></text:p>
      <text:p text:style-name="P2"/>
      <text:p text:style-name="P3">Declaración de intereses</text:p>
      <text:p text:style-name="P4">Referencias</text:p>
      <text:p text:style-name="P4">Anexos</text:p>
      <text:p text:style-name="P4">Índice conceptual</text:p>
      <text:p text:style-name="P2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9T11:34:42.851688231</meta:creation-date>
    <dc:date>2025-06-19T11:44:11.337669950</dc:date>
    <meta:editing-duration>PT9M29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14" meta:word-count="596" meta:character-count="4393" meta:non-whitespace-character-count="3802"/>
  </office:meta>
</office:document-meta>
</file>